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P15" style:family="paragraph" style:parent-style-name="Text_20_body">
      <style:text-properties style:font-name="Arial" officeooo:rsid="0031601f" officeooo:paragraph-rsid="0031601f"/>
    </style:style>
    <style:style style:name="P16" style:family="paragraph" style:parent-style-name="Text_20_body">
      <style:text-properties style:font-name="Arial" officeooo:rsid="00325731" officeooo:paragraph-rsid="00325731"/>
    </style:style>
    <style:style style:name="P17" style:family="paragraph" style:parent-style-name="Text_20_body">
      <style:text-properties style:font-name="Arial" officeooo:rsid="0032d363" officeooo:paragraph-rsid="0032d363"/>
    </style:style>
    <style:style style:name="P18" style:family="paragraph" style:parent-style-name="Text_20_body">
      <style:text-properties style:font-name="Arial" officeooo:rsid="0035dc11" officeooo:paragraph-rsid="003a6433"/>
    </style:style>
    <style:style style:name="P19" style:family="paragraph" style:parent-style-name="Text_20_body">
      <style:text-properties style:font-name="Arial" officeooo:rsid="0037c03e" officeooo:paragraph-rsid="0037c03e"/>
    </style:style>
    <style:style style:name="P20" style:family="paragraph" style:parent-style-name="Text_20_body">
      <style:text-properties style:font-name="Arial" officeooo:rsid="003855f8" officeooo:paragraph-rsid="003855f8"/>
    </style:style>
    <style:style style:name="P21" style:family="paragraph" style:parent-style-name="Text_20_body">
      <style:text-properties style:font-name="Arial" officeooo:rsid="003a3f4e" officeooo:paragraph-rsid="003a3f4e"/>
    </style:style>
    <style:style style:name="P22" style:family="paragraph" style:parent-style-name="Text_20_body">
      <style:text-properties style:font-name="Arial" officeooo:rsid="003a6433" officeooo:paragraph-rsid="003a6433"/>
    </style:style>
    <style:style style:name="P23" style:family="paragraph" style:parent-style-name="Text_20_body">
      <style:text-properties style:font-name="Arial" officeooo:rsid="003ae4d4" officeooo:paragraph-rsid="003ae4d4"/>
    </style:style>
    <style:style style:name="P24" style:family="paragraph" style:parent-style-name="Text_20_body">
      <style:text-properties style:font-name="Arial" officeooo:rsid="003d5a68" officeooo:paragraph-rsid="003d5a68"/>
    </style:style>
    <style:style style:name="P25" style:family="paragraph" style:parent-style-name="Text_20_body">
      <style:text-properties style:font-name="Arial" officeooo:rsid="003da96f" officeooo:paragraph-rsid="003da96f"/>
    </style:style>
    <style:style style:name="P26" style:family="paragraph" style:parent-style-name="Text_20_body">
      <style:text-properties style:font-name="Arial" officeooo:rsid="003f7e98" officeooo:paragraph-rsid="003f7e98"/>
    </style:style>
    <style:style style:name="P27" style:family="paragraph" style:parent-style-name="Text_20_body">
      <style:text-properties style:font-name="Arial" officeooo:rsid="003f9382" officeooo:paragraph-rsid="003f9382"/>
    </style:style>
    <style:style style:name="P28" style:family="paragraph" style:parent-style-name="Text_20_body">
      <style:text-properties style:font-name="Arial" officeooo:rsid="003fa8e9" officeooo:paragraph-rsid="003fa8e9"/>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style:style style:name="T17" style:family="text">
      <style:text-properties officeooo:rsid="00341a9e"/>
    </style:style>
    <style:style style:name="T18" style:family="text">
      <style:text-properties officeooo:rsid="003c547a"/>
    </style:style>
    <style:style style:name="T19" style:family="text">
      <style:text-properties officeooo:rsid="003ce9ac"/>
    </style:style>
    <style:style style:name="T20" style:family="text">
      <style:text-properties officeooo:rsid="003dcf5c"/>
    </style:style>
    <style:style style:name="T21" style:family="text">
      <style:text-properties officeooo:rsid="00410362"/>
    </style:style>
    <style:style style:name="T22" style:family="text">
      <style:text-properties officeooo:rsid="004272e9"/>
    </style:style>
    <style:style style:name="T23" style:family="text">
      <style:text-properties officeooo:rsid="004529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 <text:span text:style-name="T17">Done</text:span></text:p>
      <text:p text:style-name="P19">Stopwords löschen das in raus von gegenderten Versionen die zb Lehrer*in ... wird zu Lehrer * …</text:p>
      <text:p text:style-name="P20">Todo: ich muss nochmal die funktionsaufrufe typsicherer machen, da kann was schief gehen wenn ich in der falschen reihenfolge dinge übergebe</text:p>
      <text:p text:style-name="P21">Todo: sinnvoll Kommentieren durchgängig</text:p>
      <text:p text:style-name="P23">Gedanken: ich muss dringend mein logging strukturierter machen, derzeitig ist es super unübersichtlich, → <text:span text:style-name="T18">muss ich in extra notebooks machen, das kann ich nicht im vorhinein tun</text:span></text:p>
      <text:p text:style-name="P9"/>
      <text:p text:style-name="P9"/>
      <text:p text:style-name="P22">Fragen:</text:p>
      <text:p text:style-name="P18">Sollte ich beim cleaning durch das cleaning entstandene duplikate rauslöschen um so den Datensatz zu verkleinern? <text:span text:style-name="T19">Nein!!! weil die Meta Daten ja durchaus anders sein können!!!</text:span></text:p>
      <text:p text:style-name="P24">Nur bei den Fasttext Zusatzdaten die Duplikate rauslöschen, da es sonst verzerrt! <text:span text:style-name="T20">Done</text:span></text:p>
      <text:p text:style-name="P24"/>
      <text:p text:style-name="P25">In Discussio<text:span text:style-name="T20">n</text:span> section kann man auch future work packen</text:p>
      <text:p text:style-name="P25"/>
      <text:p text:style-name="P26">ACHTUNG: es sind derzeit nur 25000 trainingsdaten, das sind eig viel zu wenig!</text:p>
      <text:p text:style-name="P26">Debuggen: was ist mit data augmentation? Das müsste den Datensatz verdoppeln, was ist mit wörterbuch? Das müssten 80000 einträge sein! <text:span text:style-name="T23">Done</text:span></text:p>
      <text:p text:style-name="P27">Außerdem sollte ich das training nicht mehr cachen! <text:span text:style-name="T21">Done</text:span></text:p>
      <text:p text:style-name="P28">Confidence fixen mit try except block! <text:span text:style-name="T22">done</text:span></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4-09T10:15:10.680000000</dc:date>
    <meta:editing-duration>P18DT22H13M38S</meta:editing-duration>
    <meta:editing-cycles>47</meta:editing-cycles>
    <meta:generator>LibreOffice/7.0.3.1$Windows_X86_64 LibreOffice_project/d7547858d014d4cf69878db179d326fc3483e082</meta:generator>
    <meta:document-statistic meta:table-count="0" meta:image-count="0" meta:object-count="0" meta:page-count="3" meta:paragraph-count="45" meta:word-count="958" meta:character-count="6226" meta:non-whitespace-character-count="5310"/>
  </office:meta>
</office:document-meta>
</file>